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5.563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4.25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3">
          <table:table-cell/>
          <table:table-cell office:value-type="string">
            <text:p>V 1 – 3</text:p>
          </table:table-cell>
          <table:table-cell office:value-type="string">
            <text:p>pin</text:p>
          </table:table-cell>
          <table:table-cell/>
          <table:table-cell office:value-type="string">
            <text:p>V4</text:p>
          </table:table-cell>
          <table:table-cell office:value-type="string">
            <text:p>pin</text:p>
          </table:table-cell>
          <table:table-cell office:value-type="string">
            <text:p>same pin</text:p>
          </table:table-cell>
          <table:table-cell office:value-type="string">
            <text:p>same bus/clock?</text:p>
          </table:table-cell>
          <table:table-cell office:value-type="string">
            <text:p>connect to</text:p>
          </table:table-cell>
          <table:table-cell table:number-columns-repeated="3"/>
        </table:table-row>
        <table:table-row table:style-name="ro3">
          <table:table-cell office:value-type="string">
            <text:p>mavlink usart</text:p>
          </table:table-cell>
          <table:table-cell office:value-type="string">
            <text:p>USART3_TX</text:p>
          </table:table-cell>
          <table:table-cell office:value-type="string">
            <text:p>PD8</text:p>
          </table:table-cell>
          <table:table-cell/>
          <table:table-cell office:value-type="string">
            <text:p>USART1_TX</text:p>
          </table:table-cell>
          <table:table-cell office:value-type="string">
            <text:p>PA9</text:p>
          </table:table-cell>
          <table:table-cell table:number-columns-repeated="2" office:value-type="string">
            <text:p>N</text:p>
          </table:table-cell>
          <table:table-cell office:value-type="string">
            <text:p>6 way sp conn pin 5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/>
          <table:table-cell office:value-type="string">
            <text:p>USART3_RX</text:p>
          </table:table-cell>
          <table:table-cell office:value-type="string">
            <text:p>PD9</text:p>
          </table:table-cell>
          <table:table-cell/>
          <table:table-cell office:value-type="string">
            <text:p>USART1_RX</text:p>
          </table:table-cell>
          <table:table-cell office:value-type="string">
            <text:p>PA10</text:p>
          </table:table-cell>
          <table:table-cell table:number-columns-repeated="2" office:value-type="string">
            <text:p>N</text:p>
          </table:table-cell>
          <table:table-cell office:value-type="string">
            <text:p>6 way sp conn pin 4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frsky usart</text:p>
          </table:table-cell>
          <table:table-cell office:value-type="string">
            <text:p>USART2_TX</text:p>
          </table:table-cell>
          <table:table-cell office:value-type="string">
            <text:p>PA2</text:p>
          </table:table-cell>
          <table:table-cell office:value-type="string">
            <text:p>NC</text:p>
          </table:table-cell>
          <table:table-cell office:value-type="string">
            <text:p>USART3_TX</text:p>
          </table:table-cell>
          <table:table-cell office:value-type="string">
            <text:p>PB10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C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/>
          <table:table-cell office:value-type="string">
            <text:p>USART2_RX</text:p>
          </table:table-cell>
          <table:table-cell office:value-type="string">
            <text:p>PA3</text:p>
          </table:table-cell>
          <table:table-cell office:value-type="string">
            <text:p>NC</text:p>
          </table:table-cell>
          <table:table-cell office:value-type="string">
            <text:p>USART3_RX</text:p>
          </table:table-cell>
          <table:table-cell office:value-type="string">
            <text:p>PB1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C</text:p>
          </table:table-cell>
          <table:table-cell table:number-columns-repeated="3"/>
        </table:table-row>
        <table:table-row table:style-name="ro3">
          <table:table-cell office:value-type="string">
            <text:p>av usart</text:p>
          </table:table-cell>
          <table:table-cell office:value-type="string">
            <text:p>USART1_TX</text:p>
          </table:table-cell>
          <table:table-cell office:value-type="string">
            <text:p>PB6</text:p>
          </table:table-cell>
          <table:table-cell office:value-type="string">
            <text:p>NC</text:p>
          </table:table-cell>
          <table:table-cell office:value-type="string">
            <text:p>USART6_TX</text:p>
          </table:table-cell>
          <table:table-cell office:value-type="string">
            <text:p>PC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C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USART1_RX</text:p>
          </table:table-cell>
          <table:table-cell office:value-type="string">
            <text:p>PB7</text:p>
          </table:table-cell>
          <table:table-cell/>
          <table:table-cell office:value-type="string">
            <text:p>USART6_RX</text:p>
          </table:table-cell>
          <table:table-cell office:value-type="string">
            <text:p>PC7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rx telem comp brkout pin 8 (nr syncsep ic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pixel clk</text:p>
          </table:table-cell>
          <table:table-cell office:value-type="string">
            <text:p>TIM1_CH1</text:p>
          </table:table-cell>
          <table:table-cell office:value-type="string">
            <text:p>PA8</text:p>
          </table:table-cell>
          <table:table-cell/>
          <table:table-cell office:value-type="string">
            <text:p>TIM9_CH1</text:p>
          </table:table-cell>
          <table:table-cell office:value-type="string">
            <text:p>PA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PB13, PC10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pixel_clk gate </text:p>
          </table:table-cell>
          <table:table-cell office:value-type="string">
            <text:p>TIM1 triggered by TIM2 on ITR1</text:p>
          </table:table-cell>
          <table:table-cell table:number-columns-repeated="2"/>
          <table:table-cell office:value-type="string">
            <text:p>TIM9 triggered by TIM2 on ITR0</text:p>
          </table:table-cell>
          <table:table-cell table:number-columns-repeated="7"/>
        </table:table-row>
        <table:table-row table:style-name="ro3">
          <table:table-cell office:value-type="string">
            <text:p>gat_timer_trigger input</text:p>
          </table:table-cell>
          <table:table-cell office:value-type="string">
            <text:p>TIM2_CH1</text:p>
          </table:table-cell>
          <table:table-cell office:value-type="string">
            <text:p>PA15</text:p>
          </table:table-cell>
          <table:table-cell/>
          <table:table-cell office:value-type="string">
            <text:p>TIM2_CH1</text:p>
          </table:table-cell>
          <table:table-cell office:value-type="string">
            <text:p>PA15</text:p>
          </table:table-cell>
          <table:table-cell table:number-columns-repeated="2" office:value-type="string">
            <text:p>Y</text:p>
          </table:table-cell>
          <table:table-cell office:value-type="string">
            <text:p>no change (sync sep ic pin1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gate_timer_av_telem_rxi_en output</text:p>
          </table:table-cell>
          <table:table-cell office:value-type="string">
            <text:p>TIM2_CH2</text:p>
          </table:table-cell>
          <table:table-cell office:value-type="string">
            <text:p>PA1</text:p>
          </table:table-cell>
          <table:table-cell/>
          <table:table-cell office:value-type="string">
            <text:p>TIM2_CH4</text:p>
          </table:table-cell>
          <table:table-cell office:value-type="string">
            <text:p>PA3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rx telem comp brkout pin 9 <text:s/>(nr syncsep ic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row counter clk input</text:p>
          </table:table-cell>
          <table:table-cell office:value-type="string">
            <text:p>TIM3_ETR</text:p>
          </table:table-cell>
          <table:table-cell office:value-type="string">
            <text:p>PD2</text:p>
          </table:table-cell>
          <table:table-cell/>
          <table:table-cell office:value-type="string">
            <text:p>TIM3_ETR</text:p>
          </table:table-cell>
          <table:table-cell office:value-type="string">
            <text:p>PD2</text:p>
          </table:table-cell>
          <table:table-cell table:number-columns-repeated="2" office:value-type="string">
            <text:p>Y</text:p>
          </table:table-cell>
          <table:table-cell office:value-type="string">
            <text:p>no change (sync sep ic pin1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hsync_first_edge</text:p>
          </table:table-cell>
          <table:table-cell office:value-type="string">
            <text:p>TIM9_CH1</text:p>
          </table:table-cell>
          <table:table-cell office:value-type="string">
            <text:p>PE5</text:p>
          </table:table-cell>
          <table:table-cell/>
          <table:table-cell office:value-type="string">
            <text:p>TIM12_CH1</text:p>
          </table:table-cell>
          <table:table-cell office:value-type="string">
            <text:p>PB14</text:p>
          </table:table-cell>
          <table:table-cell table:number-columns-repeated="2" office:value-type="string">
            <text:p>N</text:p>
          </table:table-cell>
          <table:table-cell office:value-type="string">
            <text:p>sync_sep ic pin 1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hsync_second_edge</text:p>
          </table:table-cell>
          <table:table-cell office:value-type="string">
            <text:p>TIM9_CH2</text:p>
          </table:table-cell>
          <table:table-cell office:value-type="string">
            <text:p>PE6</text:p>
          </table:table-cell>
          <table:table-cell/>
          <table:table-cell office:value-type="string">
            <text:p>TIM12_CH2</text:p>
          </table:table-cell>
          <table:table-cell office:value-type="string">
            <text:p>PB15</text:p>
          </table:table-cell>
          <table:table-cell table:number-columns-repeated="2" office:value-type="string">
            <text:p>N</text:p>
          </table:table-cell>
          <table:table-cell office:value-type="string">
            <text:p>sync_sep ic pin 1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internal dac timer</text:p>
          </table:table-cell>
          <table:table-cell office:value-type="string">
            <text:p>TIM6</text:p>
          </table:table-cell>
          <table:table-cell table:number-columns-repeated="2"/>
          <table:table-cell office:value-type="string">
            <text:p>TIM6</text:p>
          </table:table-cell>
          <table:table-cell table:number-columns-repeated="7"/>
        </table:table-row>
        <table:table-row table:style-name="ro3">
          <table:table-cell office:value-type="string">
            <text:p>external dac timer</text:p>
          </table:table-cell>
          <table:table-cell office:value-type="string">
            <text:p>TIM10</text:p>
          </table:table-cell>
          <table:table-cell table:number-columns-repeated="2"/>
          <table:table-cell office:value-type="string">
            <text:p>TIM10</text:p>
          </table:table-cell>
          <table:table-cell table:number-columns-repeated="7"/>
        </table:table-row>
        <table:table-row table:style-name="ro3">
          <table:table-cell office:value-type="string">
            <text:p>black spi_sck</text:p>
          </table:table-cell>
          <table:table-cell office:value-type="string">
            <text:p>SPI2_SCK</text:p>
          </table:table-cell>
          <table:table-cell office:value-type="string">
            <text:p>PB13</text:p>
          </table:table-cell>
          <table:table-cell/>
          <table:table-cell office:value-type="string">
            <text:p>SPI2_SCK</text:p>
          </table:table-cell>
          <table:table-cell office:value-type="string">
            <text:p>PB13</text:p>
          </table:table-cell>
          <table:table-cell table:number-columns-repeated="2" office:value-type="string">
            <text:p>Y</text:p>
          </table:table-cell>
          <table:table-cell office:value-type="string">
            <text:p>PA2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/>
          <table:table-cell office:value-type="string">
            <text:p>SPI2_MISO</text:p>
          </table:table-cell>
          <table:table-cell office:value-type="string">
            <text:p>PB14</text:p>
          </table:table-cell>
          <table:table-cell/>
          <table:table-cell office:value-type="string">
            <text:p>SPI3_MISO</text:p>
          </table:table-cell>
          <table:table-cell office:value-type="string">
            <text:p>PC2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dg704 pin10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white spi</text:p>
          </table:table-cell>
          <table:table-cell office:value-type="string">
            <text:p>SPI3_SCK</text:p>
          </table:table-cell>
          <table:table-cell office:value-type="string">
            <text:p>PB3</text:p>
          </table:table-cell>
          <table:table-cell/>
          <table:table-cell office:value-type="string">
            <text:p>SPI3_SCK</text:p>
          </table:table-cell>
          <table:table-cell office:value-type="string">
            <text:p>PC10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PA2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/>
          <table:table-cell office:value-type="string">
            <text:p>SPI3_MISO</text:p>
          </table:table-cell>
          <table:table-cell office:value-type="string">
            <text:p>PB4</text:p>
          </table:table-cell>
          <table:table-cell/>
          <table:table-cell office:value-type="string">
            <text:p>SPI3_MISO</text:p>
          </table:table-cell>
          <table:table-cell office:value-type="string">
            <text:p>PC11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dg704 pin1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3">
          <table:table-cell office:value-type="string">
            <text:p>external dac </text:p>
          </table:table-cell>
          <table:table-cell office:value-type="string">
            <text:p>dac sync</text:p>
          </table:table-cell>
          <table:table-cell office:value-type="string">
            <text:p>PD1</text:p>
          </table:table-cell>
          <table:table-cell table:number-columns-repeated="2"/>
          <table:table-cell office:value-type="string">
            <text:p>PA6</text:p>
          </table:table-cell>
          <table:table-cell office:value-type="string">
            <text:p>N</text:p>
          </table:table-cell>
          <table:table-cell office:value-type="string">
            <text:p>na</text:p>
          </table:table-cell>
          <table:table-cell office:value-type="string">
            <text:p>dac breakout pin 4</text:p>
          </table:table-cell>
          <table:table-cell/>
          <table:table-cell office:value-type="string">
            <text:p>mod in software on disco</text:p>
          </table:table-cell>
          <table:table-cell/>
        </table:table-row>
        <table:table-row table:style-name="ro3">
          <table:table-cell/>
          <table:table-cell office:value-type="string">
            <text:p>dac clk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C8</text:p>
          </table:table-cell>
          <table:table-cell office:value-type="string">
            <text:p>N</text:p>
          </table:table-cell>
          <table:table-cell office:value-type="string">
            <text:p>na</text:p>
          </table:table-cell>
          <table:table-cell office:value-type="string">
            <text:p>dac breakout pin 5</text:p>
          </table:table-cell>
          <table:table-cell/>
          <table:table-cell office:value-type="string">
            <text:p>mod in software on disco</text:p>
          </table:table-cell>
          <table:table-cell/>
        </table:table-row>
        <table:table-row table:style-name="ro3">
          <table:table-cell/>
          <table:table-cell office:value-type="string">
            <text:p>dac data</text:p>
          </table:table-cell>
          <table:table-cell office:value-type="string">
            <text:p>D3</text:p>
          </table:table-cell>
          <table:table-cell table:number-columns-repeated="2"/>
          <table:table-cell office:value-type="string">
            <text:p>PA7</text:p>
          </table:table-cell>
          <table:table-cell office:value-type="string">
            <text:p>N</text:p>
          </table:table-cell>
          <table:table-cell office:value-type="string">
            <text:p>na</text:p>
          </table:table-cell>
          <table:table-cell office:value-type="string">
            <text:p>dac breakout pin 3</text:p>
          </table:table-cell>
          <table:table-cell/>
          <table:table-cell office:value-type="string">
            <text:p>mod in software on disco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3">
          <table:table-cell office:value-type="string">
            <text:p>add heartbeat led</text:p>
          </table:table-cell>
          <table:table-cell table:number-columns-repeated="11"/>
        </table:table-row>
        <table:table-row table:style-name="ro3" table:number-rows-repeated="104855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12-01T21:06:08</meta:creation-date>
    <dc:date>2014-12-05T08:16:40</dc:date>
    <dc:creator>Andy </dc:creator>
    <meta:editing-duration>PT4H14M30S</meta:editing-duration>
    <meta:editing-cycles>54</meta:editing-cycles>
    <meta:generator>LibreOffice/3.5$Linux_x86 LibreOffice_project/350m1$Build-2</meta:generator>
    <meta:document-statistic meta:table-count="3" meta:cell-count="192" meta:object-count="0"/>
  </office:meta>
</office:document-meta>
</file>